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5052464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5353760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5357472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5362480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5500752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47M17S</meta:editing-duration>
    <meta:editing-cycles>17</meta:editing-cycles>
    <dc:date>2020-10-23T09:14:08.045879591</dc:date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